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56f" officeooo:paragraph-rsid="0007256f"/>
    </style:style>
    <style:style style:name="P2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/></text:p>
      <text:p text:style-name="Text_20_body">Para iniciar XAMPP simplemente ejecuta este comando:</text:p>
      <text:p text:style-name="Text_20_body"><text:span text:style-name="Source_20_Text">sudo /opt/lampp/lampp start</text:span></text:p>
      <text:p text:style-name="Text_20_body"><text:span text:style-name="Source_20_Text">sudo /opt/lampp/lampp stop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09:07.922246473</meta:creation-date>
    <dc:date>2019-05-07T09:07:05.760995426</dc:date>
    <meta:editing-duration>PT31M4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3" meta:character-count="105" meta:non-whitespace-character-count="95"/>
  </office:meta>
</office:document-meta>
</file>